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2" style:family="graphic" style:parent-style-name="standard">
      <style:graphic-properties draw:stroke="none" svg:stroke-color="#000000" draw:fill="none" draw:fill-color="#ffffff" fo:min-height="0.538cm"/>
    </style:style>
    <style:style style:name="gr3" style:family="graphic" style:parent-style-name="standard">
      <style:graphic-properties draw:stroke="none" svg:stroke-color="#000000" draw:fill="none" draw:fill-color="#ffffff" fo:min-height="0.395cm"/>
    </style:style>
    <style:style style:name="gr4" style:family="graphic" style:parent-style-name="standard">
      <style:graphic-properties draw:stroke="none" svg:stroke-color="#000000" draw:fill="none" draw:fill-color="#ffffff" fo:min-height="0.789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258cm"/>
    </style:style>
    <style:style style:name="gr7" style:family="graphic" style:parent-style-name="standard">
      <style:graphic-properties draw:stroke="none" svg:stroke-color="#000000" draw:fill="none" draw:fill-color="#ffffff" fo:min-height="0.121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0.949cm"/>
    </style:style>
    <style:style style:name="gr10" style:family="graphic" style:parent-style-name="standard">
      <style:graphic-properties draw:stroke="dash" draw:stroke-dash="Fine_20_Dashed" svg:stroke-color="#4c4c4c" draw:fill="none" fo:min-height="6.735cm"/>
    </style:style>
    <style:style style:name="gr11" style:family="graphic" style:parent-style-name="standard">
      <style:graphic-properties draw:textarea-vertical-align="top"/>
    </style:style>
    <style:style style:name="P1" style:family="paragraph">
      <style:text-properties fo:font-size="18pt" fo:font-weight="bold" style:font-weight-asian="bold" style:font-weight-complex="bold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weight="bold"/>
    </style:style>
    <style:style style:name="P6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>
      <style:text-properties fo:font-weight="bold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4cm" svg:height="1.27cm" svg:x="1.127cm" svg:y="1cm">
          <draw:text-box>
            <text:p><text:span text:style-name="T1">SyncRegister.vhd</text:span></text:p>
          </draw:text-box>
        </draw:frame>
        <draw:frame draw:style-name="gr2" draw:text-style-name="P2" xml:id="id11" draw:id="id11" draw:layer="layout" svg:width="2.667cm" svg:height="0.788cm" svg:x="2.27cm" svg:y="7.477cm">
          <draw:text-box>
            <text:p><text:span text:style-name="T2">SRDY</text:span></text:p>
          </draw:text-box>
        </draw:frame>
        <draw:frame draw:style-name="gr3" draw:text-style-name="P2" xml:id="id15" draw:id="id15" draw:layer="layout" svg:width="2.54cm" svg:height="0.645cm" svg:x="2.27cm" svg:y="6.334cm">
          <draw:text-box>
            <text:p><text:span text:style-name="T2">sEN</text:span></text:p>
          </draw:text-box>
        </draw:frame>
        <draw:frame draw:style-name="gr3" draw:text-style-name="P2" xml:id="id5" draw:id="id5" draw:layer="layout" svg:width="2.54cm" svg:height="0.645cm" svg:x="2.143cm" svg:y="3.794cm">
          <draw:text-box>
            <text:p><text:span text:style-name="T2">sRST</text:span></text:p>
          </draw:text-box>
        </draw:frame>
        <draw:frame draw:style-name="gr3" draw:text-style-name="P2" xml:id="id8" draw:id="id8" draw:layer="layout" svg:width="2.54cm" svg:height="0.645cm" svg:x="2.27cm" svg:y="8.229cm">
          <draw:text-box>
            <text:p><text:span text:style-name="T2">sCLK</text:span></text:p>
          </draw:text-box>
        </draw:frame>
        <draw:frame draw:style-name="gr4" draw:text-style-name="P2" xml:id="id12" draw:id="id12" draw:layer="layout" svg:width="2.921cm" svg:height="1.039cm" svg:x="2.27cm" svg:y="5.064cm">
          <draw:text-box>
            <text:p><text:span text:style-name="T2">sD_IN(N-1:0)</text:span></text:p>
          </draw:text-box>
        </draw:frame>
        <draw:rect draw:style-name="gr5" draw:text-style-name="P4" xml:id="id6" draw:id="id6" draw:layer="layout" svg:width="1.27cm" svg:height="1.27cm" svg:x="8.62cm" svg:y="4.81cm">
          <draw:glue-point draw:id="4" svg:x="-3cm" svg:y="5cm"/>
          <draw:glue-point draw:id="5" svg:x="2cm" svg:y="5cm"/>
          <draw:glue-point draw:id="6" svg:x="-5cm" svg:y="2.078cm"/>
          <text:p text:style-name="P3"><text:span text:style-name="T2">z^-1</text:span></text:p>
        </draw:rect>
        <draw:rect draw:style-name="gr5" draw:text-style-name="P4" xml:id="id1" draw:id="id1" draw:layer="layout" svg:width="1.27cm" svg:height="1.27cm" svg:x="21.32cm" svg:y="4.81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3"><text:span text:style-name="T2">z^-1</text:span></text:p>
        </draw:rect>
        <draw:frame draw:style-name="gr6" draw:text-style-name="P2" xml:id="id13" draw:id="id13" draw:layer="layout" svg:width="4.064cm" svg:height="0.645cm" svg:x="14.462cm" svg:y="4.927cm">
          <draw:text-box>
            <text:p><text:span text:style-name="T2">s_sDataSyncIn(N-1:0)</text:span></text:p>
          </draw:text-box>
        </draw:frame>
        <draw:frame draw:style-name="gr7" draw:text-style-name="P2" xml:id="id2" draw:id="id2" draw:layer="layout" svg:width="6.223cm" svg:height="0.645cm" svg:x="24.114cm" svg:y="5.054cm">
          <draw:text-box>
            <text:p><text:span text:style-name="T2">dD_OUT(N-1:0)</text:span></text:p>
          </draw:text-box>
        </draw:frame>
        <draw:connector draw:style-name="gr8" draw:text-style-name="P5" draw:layer="layout" draw:type="curve" svg:x1="22.59cm" svg:y1="5.445cm" svg:x2="24.114cm" svg:y2="5.376cm" draw:start-shape="id1" draw:start-glue-point="1" draw:end-shape="id2" draw:end-glue-point="3" svg:d="M22590 5445c1144 0 383-69 1524-69">
          <text:p/>
        </draw:connector>
        <draw:frame draw:style-name="gr3" draw:text-style-name="P2" xml:id="id3" draw:id="id3" draw:layer="layout" svg:width="2.54cm" svg:height="0.645cm" svg:x="2.27cm" svg:y="9.245cm">
          <draw:text-box>
            <text:p><text:span text:style-name="T2">dCLK</text:span></text:p>
          </draw:text-box>
        </draw:frame>
        <draw:frame draw:style-name="gr9" draw:text-style-name="P6" draw:layer="layout" svg:width="15.78cm" svg:height="1.199cm" svg:x="26.749cm" svg:y="1.381cm">
          <draw:text-box>
            <text:p><text:span text:style-name="T3">* Transfer takes 2 dCLK to see data, sRDY recovers takes 2 dCLK + 2 sCLK </text:span></text:p>
            <text:p><text:span text:style-name="T3">* Reset '1' so sRDY is low during reset: sSyncReg1 &amp; sSyncReg2</text:span></text:p>
          </draw:text-box>
        </draw:frame>
        <draw:frame draw:style-name="gr10" draw:text-style-name="P7" draw:layer="layout" svg:width="14.986cm" svg:height="6.985cm" svg:x="7.858cm" svg:y="3.159cm">
          <draw:text-box>
            <text:p><text:span text:style-name="T4"><text:tab/></text:span><text:span text:style-name="T4"><text:tab/></text:span><text:span text:style-name="T4"><text:tab/></text:span><text:span text:style-name="T4">Data domain crossings</text:span></text:p>
          </draw:text-box>
        </draw:frame>
        <draw:connector draw:style-name="gr8" draw:text-style-name="P5" draw:layer="layout" svg:x1="4.81cm" svg:y1="9.567cm" svg:x2="15.764cm" svg:y2="8.618cm" draw:start-shape="id3" draw:start-glue-point="1" draw:end-shape="id4" draw:end-glue-point="1" svg:d="M4810 9567h11455v-949h-501">
          <text:p/>
        </draw:connector>
        <draw:connector draw:style-name="gr8" draw:text-style-name="P5" draw:layer="layout" draw:line-skew="7.366cm" svg:x1="4.81cm" svg:y1="9.567cm" svg:x2="21.32cm" svg:y2="5.826cm" draw:start-shape="id3" draw:start-glue-point="1" draw:end-shape="id1" draw:end-glue-point="7" svg:d="M4810 9567h15621v-3741h889">
          <text:p/>
        </draw:connector>
        <draw:connector draw:style-name="gr8" draw:text-style-name="P5" draw:layer="layout" svg:x1="4.683cm" svg:y1="4.116cm" svg:x2="9.255cm" svg:y2="4.81cm" draw:start-shape="id5" draw:start-glue-point="1" draw:end-shape="id6" draw:end-glue-point="0" svg:d="M4683 4116h4572v694">
          <text:p/>
        </draw:connector>
        <draw:connector draw:style-name="gr8" draw:text-style-name="P5" draw:layer="layout" svg:x1="4.683cm" svg:y1="4.116cm" svg:x2="13.922cm" svg:y2="6.291cm" draw:start-shape="id5" draw:start-glue-point="1" draw:end-shape="id7" draw:end-glue-point="0" svg:d="M4683 4116h9239v2175">
          <text:p/>
        </draw:connector>
        <draw:connector draw:style-name="gr8" draw:text-style-name="P5" draw:layer="layout" svg:x1="4.683cm" svg:y1="4.116cm" svg:x2="21.955cm" svg:y2="4.81cm" draw:start-shape="id5" draw:start-glue-point="1" draw:end-shape="id1" draw:end-glue-point="0" svg:d="M4683 4116h17272v694">
          <text:p/>
        </draw:connector>
        <draw:connector draw:style-name="gr8" draw:text-style-name="P5" draw:layer="layout" svg:x1="4.81cm" svg:y1="8.551cm" svg:x2="9.255cm" svg:y2="6.08cm" draw:start-shape="id8" draw:start-glue-point="1" draw:end-shape="id6" draw:end-glue-point="2" svg:d="M4810 8551h4445v-2471">
          <text:p/>
        </draw:connector>
        <draw:connector draw:style-name="gr8" draw:text-style-name="P5" draw:layer="layout" draw:line-skew="2.667cm" svg:x1="4.81cm" svg:y1="8.551cm" svg:x2="12.081cm" svg:y2="8.59cm" draw:start-shape="id8" draw:start-glue-point="1" draw:end-shape="id9" draw:end-glue-point="3" svg:d="M4810 8551h6302v39h969">
          <text:p/>
        </draw:connector>
        <draw:connector draw:style-name="gr8" draw:text-style-name="P5" draw:layer="layout" draw:line-skew="-2.286cm" svg:x1="12.081cm" svg:y1="7.955cm" svg:x2="4.937cm" svg:y2="7.871cm" draw:start-shape="id10" draw:start-glue-point="3" draw:end-shape="id11" draw:end-glue-point="1" svg:d="M12081 7955h-5858v-84h-1286">
          <text:p/>
        </draw:connector>
        <draw:connector draw:style-name="gr8" draw:text-style-name="P5" draw:layer="layout" svg:x1="5.191cm" svg:y1="5.583cm" svg:x2="8.62cm" svg:y2="5.445cm" draw:start-shape="id12" draw:start-glue-point="1" draw:end-shape="id6" draw:end-glue-point="3" svg:d="M5191 5583h1714v-138h1715">
          <text:p/>
        </draw:connector>
        <draw:connector draw:style-name="gr8" draw:text-style-name="P5" draw:layer="layout" svg:x1="9.89cm" svg:y1="5.445cm" svg:x2="14.462cm" svg:y2="5.249cm" draw:start-shape="id6" draw:start-glue-point="1" draw:end-shape="id13" draw:end-glue-point="3" svg:d="M9890 5445h2287v-196h2285">
          <text:p/>
        </draw:connector>
        <draw:connector draw:style-name="gr8" draw:text-style-name="P5" draw:layer="layout" svg:x1="18.526cm" svg:y1="5.249cm" svg:x2="21.32cm" svg:y2="5.191cm" draw:start-shape="id13" draw:start-glue-point="1" draw:end-shape="id1" draw:end-glue-point="6" svg:d="M18526 5249h1397v-58h1397">
          <text:p/>
        </draw:connector>
        <draw:connector draw:style-name="gr8" draw:text-style-name="P5" draw:layer="layout" svg:x1="15.764cm" svg:y1="7.32cm" svg:x2="21.32cm" svg:y2="5.445cm" draw:start-shape="id14" draw:start-glue-point="1" draw:end-shape="id1" draw:end-glue-point="3" svg:d="M15764 7320h2778v-1875h2778">
          <text:p/>
        </draw:connector>
        <draw:connector draw:style-name="gr8" draw:text-style-name="P5" draw:layer="layout" draw:line-skew="-1.905cm" svg:x1="4.81cm" svg:y1="6.656cm" svg:x2="12.081cm" svg:y2="7.32cm" draw:start-shape="id15" draw:start-glue-point="1" draw:end-shape="id16" draw:end-glue-point="3" svg:d="M4810 6656h1730v664h5541">
          <text:p/>
        </draw:connector>
        <draw:connector draw:style-name="gr8" draw:text-style-name="P5" draw:layer="layout" svg:x1="4.81cm" svg:y1="6.656cm" svg:x2="8.62cm" svg:y2="5.708cm" draw:start-shape="id15" draw:start-glue-point="1" draw:end-shape="id6" draw:end-glue-point="6" svg:d="M4810 6656h1905v-948h1905">
          <text:p/>
        </draw:connector>
        <draw:rect draw:style-name="gr11" draw:text-style-name="P4" xml:id="id7" draw:id="id7" draw:layer="layout" svg:width="3.683cm" svg:height="2.583cm" svg:x="12.081cm" svg:y="6.291cm">
          <draw:glue-point draw:id="4" svg:x="-2cm" svg:y="5cm"/>
          <draw:glue-point draw:id="5" svg:x="3cm" svg:y="5cm"/>
          <draw:glue-point draw:id="6" svg:x="-5.007cm" svg:y="-2.574cm"/>
          <draw:glue-point draw:id="7" svg:x="5.002cm" svg:y="-2.666cm"/>
          <text:p text:style-name="P3"><text:span text:style-name="T2">SyncHandshake.vhd</text:span></text:p>
        </draw:rect>
        <draw:rect draw:style-name="gr5" draw:text-style-name="P4" xml:id="id10" draw:id="id10" draw:layer="layout" svg:width="1.016cm" svg:height="0.508cm" svg:x="12.081cm" svg:y="7.701cm">
          <text:p text:style-name="P3"><text:span text:style-name="T2">sRDY</text:span></text:p>
        </draw:rect>
        <draw:rect draw:style-name="gr5" draw:text-style-name="P4" xml:id="id16" draw:id="id16" draw:layer="layout" svg:width="1.016cm" svg:height="0.508cm" svg:x="12.081cm" svg:y="7.066cm">
          <text:p text:style-name="P3"><text:span text:style-name="T2">sEN</text:span></text:p>
        </draw:rect>
        <draw:rect draw:style-name="gr5" draw:text-style-name="P4" xml:id="id9" draw:id="id9" draw:layer="layout" svg:width="1.016cm" svg:height="0.508cm" svg:x="12.081cm" svg:y="8.336cm">
          <text:p text:style-name="P3"><text:span text:style-name="T2">sClk</text:span></text:p>
        </draw:rect>
        <draw:rect draw:style-name="gr5" draw:text-style-name="P4" xml:id="id4" draw:id="id4" draw:layer="layout" svg:width="1.016cm" svg:height="0.538cm" svg:x="14.748cm" svg:y="8.349cm">
          <text:p text:style-name="P3"><text:span text:style-name="T2">dClk</text:span></text:p>
        </draw:rect>
        <draw:rect draw:style-name="gr5" draw:text-style-name="P4" xml:id="id14" draw:id="id14" draw:layer="layout" svg:width="1.016cm" svg:height="0.508cm" svg:x="14.748cm" svg:y="7.066cm">
          <text:p text:style-name="P3"><text:span text:style-name="T2">Pulse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mbedded embedded</meta:initial-creator>
    <meta:creation-date>2015-02-19T09:21:20</meta:creation-date>
    <dc:date>2015-07-14T16:06:07</dc:date>
    <dc:creator>embedded embedded</dc:creator>
    <meta:editing-duration>P29DT20H53M2S</meta:editing-duration>
    <meta:editing-cycles>344</meta:editing-cycles>
    <meta:generator>OpenOffice/4.1.0$Unix OpenOffice.org_project/410m18$Build-9764</meta:generator>
    <meta:printed-by>embedded embedded</meta:printed-by>
    <meta:print-date>2015-04-06T12:04:20</meta:print-date>
    <meta:document-statistic meta:object-count="34"/>
  </office:meta>
</office:document-meta>
</file>